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3c9ce6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e00d8" style:font-style-asian="normal" style:font-style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T63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5" style:family="text">
      <style:text-properties style:text-underline-style="none"/>
    </style:style>
    <style:style style:name="T66" style:family="text">
      <style:text-properties fo:font-size="11pt" style:text-underline-style="none" style:font-size-asian="11pt" style:font-size-complex="11pt"/>
    </style:style>
    <style:style style:name="T67" style:family="text">
      <style:text-properties officeooo:rsid="003c9ce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<text:span text:style-name="T67"><text:text-input text:description="&lt;if test=&quot;not line.product_id.other_sale_description&quot;&gt;">if</text:text-input></text:span>[<text:text-input text:description="&lt;line.product_id.default_code&gt;">9788426574091</text:text-input>] <text:text-input text:description="&lt;line.product_id.name&gt;">123456789012345678901234567890123045</text:text-input><text:span text:style-name="T62"><text:text-input text:description="&lt;/if&gt;">/if</text:text-input></text:span><text:span text:style-name="T62"><text:text-input text:description="&lt;if test=&quot;line.product_id.other_sale_description&quot;&gt;">if</text:text-input></text:span><text:span text:style-name="T62"><text:text-input text:description="&lt;line.product_id.other_sale_description&gt;">9788426574091</text:text-input></text:span><text:span text:style-name="T62"><text:text-input text:description="&lt;/if&gt;">if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warranty and line.product_id.warranty&quot;&gt;">if</text:text-input></text:span><text:span text:style-name="T59"><text:text-input text:description="&lt;formatLang(line.product_id.warranty,digits=0)&gt;">12</text:text-input></text:span><text:span text:style-name="T59"> </text:span><text:span text:style-name="T59"><text:text-input text:description="&lt;month&gt;">meses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serial_number&quot;&gt;">if</text:text-input></text:span><text:span text:style-name="T59"><text:text-input text:description="&lt;line.lot_id.name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lot_life_date and line.lot_id.life_date&quot;&gt;">if</text:text-input></text:span><text:span text:style-name="T59"><text:text-input text:description="&lt;formatLang(line.lot_id.life_date,date=True)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10c812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3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4" style:family="text">
      <style:text-properties style:text-underline-style="none"/>
    </style:style>
    <style:style style:name="MT65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e / N de 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0">OBSERVACIONES</text:span>: <text:span text:style-name="MT61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0">Recibí Conforme</text:span>:</text:p>
              <text:p text:style-name="MP44"><text:span text:style-name="MT60">Fecha</text:span>: <text:s/><text:span text:style-name="MT62"><text:s text:c="5"/>/ <text:s text:c="5"/>/ <text:s text:c="5"/></text:span></text:p>
              <text:p text:style-name="MP44"><text:span text:style-name="MT63">Hora</text:span><text:span text:style-name="MT64">:</text:span><text:span text:style-name="MT65"> <text:s text:c="2"/></text:span><text:span text:style-name="MT62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19T13:55:49.757402101</dc:date>
    <meta:editing-duration>P1DT1H15M14S</meta:editing-duration>
    <meta:editing-cycles>322</meta:editing-cycles>
    <meta:generator>LibreOffice/4.2.7.2$Linux_X86_64 LibreOffice_project/420m0$Build-2</meta:generator>
    <meta:document-statistic meta:table-count="6" meta:image-count="0" meta:object-count="0" meta:page-count="1" meta:paragraph-count="60" meta:word-count="311" meta:character-count="1783" meta:non-whitespace-character-count="1548"/>
  </office:meta>
</office:document-meta>
</file>